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0.84pt"/>
    </style:style>
    <style:style style:name="co2" style:family="table-column">
      <style:table-column-properties fo:break-before="auto" style:column-width="132.66pt"/>
    </style:style>
    <style:style style:name="co3" style:family="table-column">
      <style:table-column-properties fo:break-before="auto" style:column-width="184.76pt"/>
    </style:style>
    <style:style style:name="co4" style:family="table-column">
      <style:table-column-properties fo:break-before="auto" style:column-width="294.46pt"/>
    </style:style>
    <style:style style:name="co5" style:family="table-column">
      <style:table-column-properties fo:break-before="auto" style:column-width="89.6pt"/>
    </style:style>
    <style:style style:name="co6" style:family="table-column">
      <style:table-column-properties fo:break-before="auto" style:column-width="170.84pt"/>
    </style:style>
    <style:style style:name="co7" style:family="table-column">
      <style:table-column-properties fo:break-before="auto" style:column-width="84.76pt"/>
    </style:style>
    <style:style style:name="co8" style:family="table-column">
      <style:table-column-properties fo:break-before="auto" style:column-width="134.05pt"/>
    </style:style>
    <style:style style:name="co9" style:family="table-column">
      <style:table-column-properties fo:break-before="auto" style:column-width="105.56pt"/>
    </style:style>
    <style:style style:name="co10" style:family="table-column">
      <style:table-column-properties fo:break-before="auto" style:column-width="84.05pt"/>
    </style:style>
    <style:style style:name="co11" style:family="table-column">
      <style:table-column-properties fo:break-before="auto" style:column-width="133.34pt"/>
    </style:style>
    <style:style style:name="co1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People</text:p>
          </table:table-cell>
          <table:table-cell table:style-name="ce1" office:value-type="string" calcext:value-type="string">
            <text:p>Apps</text:p>
          </table:table-cell>
          <table:table-cell table:style-name="ce1" office:value-type="string" calcext:value-type="string">
            <text:p>Number of App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Flutter Engineers</text:p>
          </table:table-cell>
          <table:table-cell table:style-name="ce1" office:value-type="string" calcext:value-type="string">
            <text:p>Industr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Company Size</text:p>
          </table:table-cell>
          <table:table-cell table:style-name="ce1" office:value-type="string" calcext:value-type="string">
            <text:p>Jobs</text:p>
          </table:table-cell>
          <table:table-cell table:style-name="ce1" office:value-type="string" calcext:value-type="string">
            <text:p>Source</text:p>
          </table:table-cell>
          <table:table-cell table:style-name="ce8" table:number-columns-repeated="23"/>
          <table:table-cell table:number-columns-repeated="988"/>
        </table:table-row>
        <table:table-row table:style-name="ro1">
          <table:table-cell table:style-name="ce2" office:value-type="string" calcext:value-type="string">
            <text:p>BMW</text:p>
          </table:table-cell>
          <table:table-cell table:style-name="ce3" office:value-type="string" calcext:value-type="string">
            <text:p><text:a xlink:href="https://www.bmw.com/en/index.html" xlink:type="simple">https://www.bmw.com/en/index.html</text:a></text:p>
          </table:table-cell>
          <table:table-cell table:style-name="ce2" office:value-type="string" calcext:value-type="string">
            <text:p>Dr. Nicolai Kraemer - Vice President Offboard Platform BMW Group</text:p>
          </table:table-cell>
          <table:table-cell table:style-name="ce3" office:value-type="string" calcext:value-type="string">
            <text:p><text:a xlink:href="https://apps.apple.com/us/app/my-bmw/id1519457734" xlink:type="simple">My BMW - https://apps.apple.com/us/app/my-bmw/id1519457734
Mini - https://apps.apple.com/ca/app/mini/id1519458349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uto companion</text:p>
            <text:p>Auto companion</text:p>
          </table:table-cell>
          <table:table-cell table:style-name="ce2" table:number-columns-repeated="2"/>
          <table:table-cell table:style-name="ce2" office:value-type="string" calcext:value-type="string">
            <text:p>Automotive</text:p>
          </table:table-cell>
          <table:table-cell table:style-name="ce2" office:value-type="string" calcext:value-type="string">
            <text:p>Global</text:p>
          </table:table-cell>
          <table:table-cell table:style-name="ce6" office:value-type="float" office:value="118909" calcext:value-type="float">
            <text:p>118,909</text:p>
          </table:table-cell>
          <table:table-cell table:style-name="ce6"/>
          <table:table-cell table:style-name="ce3" office:value-type="string" calcext:value-type="string">
            <text:p><text:a xlink:href="https://flutter.dev/showcase/bmw" xlink:type="simple">https://flutter.dev/showcase/bmw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bbey Road Studios</text:p>
          </table:table-cell>
          <table:table-cell table:style-name="ce3" office:value-type="string" calcext:value-type="string">
            <text:p><text:a xlink:href="https://www.abbeyroad.com/" xlink:type="simple">https://www.abbeyroad.com/</text:a></text:p>
          </table:table-cell>
          <table:table-cell table:style-name="ce2"/>
          <table:table-cell table:style-name="ce3" office:value-type="string" calcext:value-type="string">
            <text:p><text:a xlink:href="https://apps.apple.com/us/app/topline/id1270125833" xlink:type="simple">Topline - https://apps.apple.com/us/app/topline/id1270125833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ltitrack audio recording app</text:p>
          </table:table-cell>
          <table:table-cell table:style-name="ce2" table:number-columns-repeated="2"/>
          <table:table-cell table:style-name="ce2" office:value-type="string" calcext:value-type="string">
            <text:p>Music</text:p>
          </table:table-cell>
          <table:table-cell table:style-name="ce2" office:value-type="string" calcext:value-type="string">
            <text:p>London, UK</text:p>
          </table:table-cell>
          <table:table-cell table:style-name="ce4" office:value-type="string" calcext:value-type="string">
            <text:p>101-250</text:p>
          </table:table-cell>
          <table:table-cell table:style-name="ce4"/>
          <table:table-cell table:style-name="ce3" office:value-type="string" calcext:value-type="string">
            <text:p><text:a xlink:href="https://flutter.dev/showcase/abbey-road-studios" xlink:type="simple">https://flutter.dev/showcase/abbey-road-studios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libaba Group</text:p>
          </table:table-cell>
          <table:table-cell table:style-name="ce3" office:value-type="string" calcext:value-type="string">
            <text:p><text:a xlink:href="https://goofish.com/" xlink:type="simple">https://goofish.com/</text:a></text:p>
          </table:table-cell>
          <table:table-cell table:style-name="ce2" office:value-type="string" calcext:value-type="string">
            <text:p>Xinyi Guo - Senior Project Manager</text:p>
            <text:p>Jidong Chen - Senior Engineer</text:p>
          </table:table-cell>
          <table:table-cell table:style-name="ce3" office:value-type="string" calcext:value-type="string">
            <text:p><text:a xlink:href="https://apps.apple.com/cn/app/%E9%97%B2%E9%B1%BC-%E9%97%B2%E4%B8%8D%E4%BD%8F-%E4%B8%8A%E9%97%B2%E9%B1%BC/id510909506" xlink:type="simple">Xianyu - https://apps.apple.com/cn/app/%E9%97%B2%E9%B1%BC-%E9%97%B2%E4%B8%8D%E4%BD%8F-%E4%B8%8A%E9%97%B2%E9%B1%BC/id510909506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ed goods e-commerce</text:p>
          </table:table-cell>
          <table:table-cell table:style-name="ce2" office:value-type="string" calcext:value-type="string">
            <text:p>50 million</text:p>
          </table:table-cell>
          <table:table-cell table:style-name="ce2"/>
          <table:table-cell table:style-name="ce2" office:value-type="string" calcext:value-type="string">
            <text:p>e-Commerce</text:p>
          </table:table-cell>
          <table:table-cell table:style-name="ce2" office:value-type="string" calcext:value-type="string">
            <text:p>China</text:p>
          </table:table-cell>
          <table:table-cell table:style-name="ce6" office:value-type="float" office:value="254941" calcext:value-type="float">
            <text:p>254,941</text:p>
          </table:table-cell>
          <table:table-cell table:style-name="ce6"/>
          <table:table-cell table:style-name="ce3" office:value-type="string" calcext:value-type="string">
            <text:p><text:a xlink:href="https://flutter.dev/showcase/alibaba-group" xlink:type="simple">https://flutter.dev/showcase/alibaba-group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eike Zhaofang</text:p>
          </table:table-cell>
          <table:table-cell table:style-name="ce3" office:value-type="string" calcext:value-type="string">
            <text:p><text:a xlink:href="https://bj.ke.com/" xlink:type="simple">https://bj.ke.com/</text:a></text:p>
          </table:table-cell>
          <table:table-cell table:style-name="ce2" office:value-type="string" calcext:value-type="string">
            <text:p>Cacter Zhao - Senior Engineer</text:p>
            <text:p>Jiahang Zhao - Software Engineer</text:p>
            <text:p>Diana Wang - Senior Product Manager</text:p>
            <text:p>Dong Shao - Senior Engineer</text:p>
            <text:p>Dean Zhang - App Platform Manager</text:p>
          </table:table-cell>
          <table:table-cell table:style-name="ce3" office:value-type="string" calcext:value-type="string">
            <text:p><text:a xlink:href="https://home.ke.com/" xlink:type="simple">Beike app
Beiwo Home Furnishing - https://home.ke.com/</text:a>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partment rentals app</text:p>
            <text:p>Home improvement services and construction</text:p>
            <text:p/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Housing service platform</text:p>
          </table:table-cell>
          <table:table-cell table:style-name="ce2" office:value-type="string" calcext:value-type="string">
            <text:p>Chengdu, China</text:p>
            <text:p>Shanghai, China</text:p>
          </table:table-cell>
          <table:table-cell table:style-name="ce6" office:value-type="float" office:value="1327" calcext:value-type="float">
            <text:p>1,327</text:p>
          </table:table-cell>
          <table:table-cell table:style-name="ce6"/>
          <table:table-cell table:style-name="ce3" office:value-type="string" calcext:value-type="string">
            <text:p><text:a xlink:href="https://flutter.dev/showcase/beike" xlink:type="simple">https://flutter.dev/showcase/beike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Google</text:p>
          </table:table-cell>
          <table:table-cell table:style-name="ce3" office:value-type="string" calcext:value-type="string">
            <text:p><text:a xlink:href="https://pay.google.com/intl/en_ca/about/" xlink:type="simple">https://pay.google.com/intl/en_ca/about/</text:a></text:p>
          </table:table-cell>
          <table:table-cell table:style-name="ce2" office:value-type="string" calcext:value-type="string">
            <text:p>David Ko - Engineering Director, Google Pay</text:p>
            <text:p>Martin Aguinis - Marketing Lead</text:p>
            <text:p/>
          </table:table-cell>
          <table:table-cell table:style-name="ce3" office:value-type="string" calcext:value-type="string">
            <text:p><text:a xlink:href="https://apps.apple.com/us/app/google-pay-save-pay-manage/id1193357041" xlink:type="simple">Google Pay - https://apps.apple.com/us/app/google-pay-save-pay-manage/id1193357041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yment app</text:p>
          </table:table-cell>
          <table:table-cell table:style-name="ce2" office:value-type="string" calcext:value-type="string">
            <text:p>100 million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Technology, Fin-tech</text:p>
          </table:table-cell>
          <table:table-cell table:style-name="ce2" office:value-type="string" calcext:value-type="string">
            <text:p>California, USA</text:p>
          </table:table-cell>
          <table:table-cell table:style-name="ce6" office:value-type="float" office:value="150028" calcext:value-type="float">
            <text:p>150,028</text:p>
          </table:table-cell>
          <table:table-cell table:style-name="ce6"/>
          <table:table-cell table:style-name="ce3" office:value-type="string" calcext:value-type="string">
            <text:p><text:a xlink:href="https://flutter.dev/showcase/google-pay" xlink:type="simple">https://flutter.dev/showcase/google-pay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yte Dance</text:p>
          </table:table-cell>
          <table:table-cell table:style-name="ce3" office:value-type="string" calcext:value-type="string">
            <text:p><text:a xlink:href="https://www.bytedance.com/en/" xlink:type="simple">https://www.bytedance.com/en/</text:a></text:p>
          </table:table-cell>
          <table:table-cell table:style-name="ce2" office:value-type="string" calcext:value-type="string">
            <text:p>Jonathan Dong - Flutter Infra Tech Lead</text:p>
            <text:p>Ying Wang - Flutter Infra Engineer</text:p>
            <text:p>Dawei Bi - Dali Education Smart Device Lab Tech Lead</text:p>
            <text:p>Ying Wang - Flutter Infra Engineer</text:p>
            <text:p>Swain Sun - Flutter Infra Engineer</text:p>
            <text:p/>
          </table:table-cell>
          <table:table-cell table:style-name="ce3" office:value-type="string" calcext:value-type="string">
            <text:p><text:a xlink:href="https://apps.apple.com/us/app/lark-collaboration-tool/id1452166623" xlink:type="simple">JIKE Mistakes Printer
JIKE Sacn Master
Alchemy
Douyin Huoshan
Lark - https://apps.apple.com/us/app/lark-collaboration-tool/id1452166623
Xingfuli
DaliJiaZhang
Xiaohe
Volcano
Xigua Video - https://www.ixigua.com/?wid_try=1</text:a></text:p>
          </table:table-cell>
          <table:table-cell table:style-name="ce4" office:value-type="string" calcext:value-type="string">
            <text:p>90+</text:p>
          </table:table-cell>
          <table:table-cell table:style-name="ce2" office:value-type="string" calcext:value-type="string">
            <text:p>IoT pinter software</text:p>
            <text:p>IoT scanner software</text:p>
            <text:p>Internal tool for content generation (Art)</text:p>
            <text:p>Social Videos</text:p>
            <text:p>Collaboration, communication, video conferecing, document-sharing, project management, productivity tools</text:p>
            <text:p>Property rentals</text:p>
            <text:p>Unknown</text:p>
            <text:p>Unknown</text:p>
            <text:p>Business search engine</text:p>
            <text:p>Videos</text:p>
          </table:table-cell>
          <table:table-cell/>
          <table:table-cell table:style-name="ce4" office:value-type="string" calcext:value-type="string">
            <text:p>800+</text:p>
          </table:table-cell>
          <table:table-cell table:style-name="ce2" office:value-type="string" calcext:value-type="string">
            <text:p>Technology</text:p>
          </table:table-cell>
          <table:table-cell table:style-name="ce2" office:value-type="string" calcext:value-type="string">
            <text:p>China</text:p>
          </table:table-cell>
          <table:table-cell table:style-name="ce4" office:value-type="string" calcext:value-type="string">
            <text:p>10,000+</text:p>
          </table:table-cell>
          <table:table-cell table:style-name="ce7" office:value-type="string" calcext:value-type="string">
            <text:p><text:a xlink:href="https://www.linkedin.com/jobs/view/flutter-engineer-lark-innovations-at-bytedance-3050251209/" xlink:type="simple">https://www.linkedin.com/jobs/view/flutter-engineer-lark-innovations-at-bytedance-3050251209/
https://jobs.bytedance.com/en/position/6927382086944852232/detail
https://jobs.bytedance.com/en/position/6927381614780041479/detail</text:a></text:p>
          </table:table-cell>
          <table:table-cell table:style-name="ce3" office:value-type="string" calcext:value-type="string">
            <text:p><text:a xlink:href="https://flutter.dev/showcase/bytedance" xlink:type="simple">https://flutter.dev/showcase/bytedance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Google</text:p>
          </table:table-cell>
          <table:table-cell table:style-name="ce3" office:value-type="string" calcext:value-type="string">
            <text:p><text:a xlink:href="https://play.google.com/store/apps/details?id=com.google.android.apps.village.boond" xlink:type="simple">https://play.google.com/store/apps/details?id=com.google.android.apps.village.boond</text:a></text:p>
          </table:table-cell>
          <table:table-cell/>
          <table:table-cell table:style-name="ce3" office:value-type="string" calcext:value-type="string">
            <text:p><text:a xlink:href="https://play.google.com/store/apps/details?id=com.google.android.apps.village.boond" xlink:type="simple">Crowdsource - https://play.google.com/store/apps/details?id=com.google.android.apps.village.boond</text:a></text:p>
          </table:table-cell>
          <table:table-cell/>
          <table:table-cell table:style-name="ce2" office:value-type="string" calcext:value-type="string">
            <text:p>Gamified AI Training</text:p>
          </table:table-cell>
          <table:table-cell table:style-name="ce2" office:value-type="string" calcext:value-type="string">
            <text:p>3 million</text:p>
          </table:table-cell>
          <table:table-cell table:number-columns-repeated="2"/>
          <table:table-cell table:style-name="ce2" office:value-type="string" calcext:value-type="string">
            <text:p>California, USA</text:p>
          </table:table-cell>
          <table:table-cell table:number-columns-repeated="2"/>
          <table:table-cell table:style-name="ce3" office:value-type="string" calcext:value-type="string">
            <text:p><text:a xlink:href="https://flutter.dev/showcase/crowdsource" xlink:type="simple">https://flutter.dev/showcase/crowdsource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Dream11</text:p>
          </table:table-cell>
          <table:table-cell table:style-name="ce3" office:value-type="string" calcext:value-type="string">
            <text:p><text:a xlink:href="https://www.dream11.com/" xlink:type="simple">https://www.dream11.com/</text:a></text:p>
          </table:table-cell>
          <table:table-cell table:style-name="ce2" office:value-type="string" calcext:value-type="string">
            <text:p>Amit Sharma - CTO</text:p>
            <text:p>Nishel Mehta - AVP Growth</text:p>
            <text:p>Barkha Sikka - SDE 2 Growth</text:p>
            <text:p>Shouvik Ghosh Roy - AVP Growth</text:p>
            <text:p>Rajeev Mishra - SDE 3 Growth</text:p>
          </table:table-cell>
          <table:table-cell table:style-name="ce3" office:value-type="string" calcext:value-type="string">
            <text:p><text:a xlink:href="https://apps.apple.com/in/app/dream11-fantasy-cricket-app/id1077286074" xlink:type="simple">Dream11 - https://apps.apple.com/in/app/dream11-fantasy-cricket-app/id1077286074
Power Predictor</text:a></text:p>
          </table:table-cell>
          <table:table-cell/>
          <table:table-cell table:style-name="ce2" office:value-type="string" calcext:value-type="string">
            <text:p>Fantasy Sports</text:p>
            <text:p>Cricket Prediction Game</text:p>
          </table:table-cell>
          <table:table-cell table:style-name="ce2" office:value-type="string" calcext:value-type="string">
            <text:p>50 milli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aming</text:p>
          </table:table-cell>
          <table:table-cell table:style-name="ce2" office:value-type="string" calcext:value-type="string">
            <text:p>Mumbai, Indai</text:p>
          </table:table-cell>
          <table:table-cell table:number-columns-repeated="2"/>
          <table:table-cell table:style-name="ce3" office:value-type="string" calcext:value-type="string">
            <text:p><text:a xlink:href="https://flutter.dev/showcase/dream11" xlink:type="simple">https://flutter.dev/showcase/dream11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Ebay</text:p>
          </table:table-cell>
          <table:table-cell table:style-name="ce3" office:value-type="string" calcext:value-type="string">
            <text:p><text:a xlink:href="https://www.ebay.com/" xlink:type="simple">https://www.ebay.com/</text:a></text:p>
          </table:table-cell>
          <table:table-cell table:style-name="ce2" office:value-type="string" calcext:value-type="string">
            <text:p>Corey Sprague - Senior iOS Engineer</text:p>
          </table:table-cell>
          <table:table-cell table:style-name="ce3" office:value-type="string" calcext:value-type="string">
            <text:p><text:a xlink:href="https://apps.apple.com/us/app/ebay-motors-parts-cars-more/id1456156090" xlink:type="simple">eBay Motors - https://apps.apple.com/us/app/ebay-motors-parts-cars-more/id1456156090</text:a></text:p>
          </table:table-cell>
          <table:table-cell/>
          <table:table-cell table:style-name="ce2" office:value-type="string" calcext:value-type="string">
            <text:p>Automotive Marketplace</text:p>
          </table:table-cell>
          <table:table-cell table:number-columns-repeated="2"/>
          <table:table-cell table:style-name="ce2" office:value-type="string" calcext:value-type="string">
            <text:p>Online marketplace</text:p>
          </table:table-cell>
          <table:table-cell table:style-name="ce2" office:value-type="string" calcext:value-type="string">
            <text:p>San Jose, California, USA</text:p>
          </table:table-cell>
          <table:table-cell table:style-name="ce6" office:value-type="float" office:value="10800" calcext:value-type="float">
            <text:p>10,800</text:p>
          </table:table-cell>
          <table:table-cell/>
          <table:table-cell table:style-name="ce3" office:value-type="string" calcext:value-type="string">
            <text:p><text:a xlink:href="https://flutter.dev/showcase/ebay" xlink:type="simple">https://flutter.dev/showcase/ebay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Hamilton</text:p>
          </table:table-cell>
          <table:table-cell table:style-name="ce3" office:value-type="string" calcext:value-type="string">
            <text:p><text:a xlink:href="https://www.simonandschuster.com/authors/Hamilton-Uptown-LLC/2133340447" xlink:type="simple">https://www.simonandschuster.com/authors/Hamilton-Uptown-LLC/2133340447</text:a></text:p>
          </table:table-cell>
          <table:table-cell table:style-name="ce2" office:value-type="string" calcext:value-type="string">
            <text:p>Mike Karns - Digital Engagement</text:p>
            <text:p>Posse - Development studio</text:p>
            <text:p>David DeRember - Founding Partner, Posse</text:p>
            <text:p>Jessica Wagner - Manager, Posse</text:p>
            <text:p>Albert Lardizabal - Lead Developer, Posse</text:p>
          </table:table-cell>
          <table:table-cell table:style-name="ce3" office:value-type="string" calcext:value-type="string">
            <text:p><text:a xlink:href="https://apps.apple.com/us/app/hamilton-the-official-app/id1255231054" xlink:type="simple">Hamilton - https://apps.apple.com/us/app/hamilton-the-official-app/id1255231054</text:a></text:p>
          </table:table-cell>
          <table:table-cell/>
          <table:table-cell table:style-name="ce2" office:value-type="string" calcext:value-type="string">
            <text:p>Musical App</text:p>
          </table:table-cell>
          <table:table-cell/>
          <table:table-cell table:style-name="ce5" office:value-type="date" office:date-value="2022-02-03" calcext:value-type="date">
            <text:p>2-3</text:p>
          </table:table-cell>
          <table:table-cell table:style-name="ce2" office:value-type="string" calcext:value-type="string">
            <text:p>Music</text:p>
          </table:table-cell>
          <table:table-cell table:style-name="ce2" office:value-type="string" calcext:value-type="string">
            <text:p>USA</text:p>
          </table:table-cell>
          <table:table-cell table:number-columns-repeated="2"/>
          <table:table-cell table:style-name="ce3" office:value-type="string" calcext:value-type="string">
            <text:p><text:a xlink:href="https://flutter.dev/showcase/hamilton" xlink:type="simple">https://flutter.dev/showcase/hamilton</text:a>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iRobot</text:p>
          </table:table-cell>
          <table:table-cell table:number-columns-repeated="102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-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4" meta:object-count="0"/>
    <meta:generator>LibreOfficeDev/6.0.5.2$Linux_X86_64 LibreOffice_project/</meta:generator>
  </office:meta>
</office:document-meta>
</file>